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FileSystem.getFile( String file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valonFileSystem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FileSystem.getResourc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FileSystem.getBasedi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